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9046" officeooo:paragraph-rsid="00079046"/>
    </style:style>
    <style:style style:name="P2" style:family="paragraph" style:parent-style-name="Standard">
      <style:text-properties officeooo:rsid="00079046" officeooo:paragraph-rsid="0009353f"/>
    </style:style>
    <style:style style:name="P3" style:family="paragraph" style:parent-style-name="Standard">
      <style:text-properties officeooo:rsid="00079046" officeooo:paragraph-rsid="00126544"/>
    </style:style>
    <style:style style:name="P4" style:family="paragraph" style:parent-style-name="Standard">
      <style:text-properties style:text-line-through-style="solid" style:text-line-through-type="single" officeooo:rsid="00079046" officeooo:paragraph-rsid="00079046"/>
    </style:style>
    <style:style style:name="P5" style:family="paragraph" style:parent-style-name="Standard">
      <style:text-properties fo:font-weight="bold" officeooo:rsid="00079046" officeooo:paragraph-rsid="00079046" style:font-weight-asian="bold" style:font-weight-complex="bold"/>
    </style:style>
    <style:style style:name="P6" style:family="paragraph" style:parent-style-name="Standard">
      <style:text-properties fo:font-weight="bold" officeooo:rsid="000ccf12" officeooo:paragraph-rsid="000ccf12" style:font-weight-asian="bold" style:font-weight-complex="bold"/>
    </style:style>
    <style:style style:name="P7" style:family="paragraph" style:parent-style-name="Standard">
      <style:text-properties style:text-underline-style="solid" style:text-underline-width="auto" style:text-underline-color="font-color" fo:font-weight="normal" officeooo:rsid="00079046" officeooo:paragraph-rsid="00079046" style:font-weight-asian="normal" style:font-weight-complex="normal"/>
    </style:style>
    <style:style style:name="P8" style:family="paragraph" style:parent-style-name="Standard">
      <style:text-properties officeooo:rsid="000ccf12" officeooo:paragraph-rsid="000ccf12"/>
    </style:style>
    <style:style style:name="P9" style:family="paragraph" style:parent-style-name="Text_20_body">
      <style:text-properties officeooo:rsid="001441c6" officeooo:paragraph-rsid="001441c6"/>
    </style:style>
    <style:style style:name="P10" style:family="paragraph" style:parent-style-name="Standard">
      <style:text-properties officeooo:rsid="0009353f" officeooo:paragraph-rsid="0009353f"/>
    </style:style>
    <style:style style:name="P11" style:family="paragraph" style:parent-style-name="Heading_20_1">
      <style:text-properties officeooo:paragraph-rsid="00126544"/>
    </style:style>
    <style:style style:name="P12" style:family="paragraph" style:parent-style-name="Footer">
      <style:paragraph-properties fo:text-align="end" style:justify-single-word="false"/>
      <style:text-properties officeooo:rsid="001785b9" officeooo:paragraph-rsid="001785b9"/>
    </style:style>
    <style:style style:name="T1" style:family="text">
      <style:text-properties officeooo:rsid="0009353f"/>
    </style:style>
    <style:style style:name="T2" style:family="text">
      <style:text-properties officeooo:rsid="000b0025"/>
    </style:style>
    <style:style style:name="T3" style:family="text">
      <style:text-properties officeooo:rsid="00108af2"/>
    </style:style>
    <style:style style:name="T4" style:family="text">
      <style:text-properties officeooo:rsid="0018a6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dfill Model <text:span text:style-name="T4">User Guide</text:span></text:p>
      <text:p text:style-name="P1"/>
      <text:h text:style-name="Heading_20_1" text:outline-level="1">Description </text:h>
      <text:p text:style-name="P10">There are 7 buttons paired with 7 audio tracks. When a user presses a button, a section of lights will show on the display accompanied by an audio file. Once the audio track ends, the lights will also turn off. One light, representing the methane gas flame, will always be lit when the model is powered. </text:p>
      <text:p text:style-name="P1"/>
      <text:p text:style-name="P2">The landfill model is run by two Arduino Nano with one controlling lights and one controlling audio. A speaker amplifier is provided for audio output. The audio track files live on the microSD card in the breakout board with the second Arduino Nano. The audio files on the SD card can be replaced. <text:span text:style-name="T1">See sections below for more information on track naming and formatting. </text:span></text:p>
      <text:p text:style-name="P1"/>
      <text:p text:style-name="P1">Volume adjustment is done via the speaker amplifier. </text:p>
      <text:p text:style-name="P1"/>
      <text:h text:style-name="Heading_20_1" text:outline-level="1">Audio Track Information </text:h>
      <text:p text:style-name="P1">The audio tracks are labeled using the scheme “TRACK000.wav” where “000” is the track identifier. These track numbers correspond to the buttons which light up specific sections. <text:span text:style-name="T1">If new audio tracks are loaded onto the SD card, Arduino Board 1 will need to be reprogrammed to include the audio file lengths. See “Programming” for more information. The default track lengths are listed below. </text:span></text:p>
      <text:p text:style-name="P1"/>
      <text:p text:style-name="P7">Track <text:span text:style-name="T2">Number <text:tab/><text:tab/>Description <text:tab/><text:tab/><text:tab/><text:tab/>Default Time (sec)</text:span></text:p>
      <text:p text:style-name="P1">“000” <text:tab/><text:tab/><text:tab/><text:tab/>Electric Power Plant <text:tab/><text:tab/><text:tab/><text:span text:style-name="T2">22</text:span></text:p>
      <text:p text:style-name="P4">“001” <text:tab/><text:tab/><text:tab/><text:tab/>Empty - Not Used<text:tab/><text:tab/><text:tab/><text:tab/><text:tab/></text:p>
      <text:p text:style-name="P1">“002” <text:tab/><text:tab/><text:tab/><text:tab/>Ground Water<text:tab/><text:tab/><text:tab/><text:tab/><text:span text:style-name="T2">20</text:span></text:p>
      <text:p text:style-name="P1">“003” <text:tab/><text:tab/><text:tab/><text:tab/>Ground Liner<text:tab/><text:tab/><text:tab/><text:tab/><text:span text:style-name="T2">22</text:span></text:p>
      <text:p text:style-name="P1">“004” <text:tab/><text:tab/><text:tab/><text:tab/>Leach<text:span text:style-name="T3">ate</text:span> Runoff<text:tab/><text:tab/><text:tab/><text:tab/><text:span text:style-name="T2">26</text:span></text:p>
      <text:p text:style-name="P1">“005” <text:tab/><text:tab/><text:tab/><text:tab/>Gas Collection<text:tab/><text:tab/><text:tab/><text:tab/><text:span text:style-name="T2">22</text:span></text:p>
      <text:p text:style-name="P1">“006” <text:tab/><text:tab/><text:tab/><text:tab/>Garbage Layer<text:tab/><text:tab/><text:tab/><text:tab/><text:span text:style-name="T2">14</text:span></text:p>
      <text:p text:style-name="P1">“007” <text:tab/><text:tab/><text:tab/><text:tab/>Ground (Surface Layer)<text:tab/><text:tab/><text:span text:style-name="T2">26</text:span> </text:p>
      <text:p text:style-name="P1"/>
      <text:h text:style-name="Heading_20_2" text:outline-level="2">Track Formatting </text:h>
      <text:p text:style-name="P1">The Arduino uses the TMRpcm library to play audio track from a microSD card. The full documentation for this library can be found at https:/github.com/TMRh20/TMRpcm/wiki. </text:p>
      <text:p text:style-name="P5">In summary, the tracks should be formatted as follows: </text:p>
      <text:p text:style-name="P1">Mono track</text:p>
      <text:p text:style-name="P1">32000Hz (22050, 1600, 11025 also work)</text:p>
      <text:p text:style-name="P1">WAV, Unsigned 8 bit PCM </text:p>
      <text:p text:style-name="P1"/>
      <text:h text:style-name="Heading_20_1" text:outline-level="1"><text:soft-page-break/>Troubleshooting</text:h>
      <text:p text:style-name="P6">Model won’t turn on</text:p>
      <text:p text:style-name="P8">There are two power cords needed to power the model. Ensure both are plugged in. Additionally, there is a power switch for the electronics boards located near Arduino Board 1. Ensure this switch is on. </text:p>
      <text:p text:style-name="P8"/>
      <text:p text:style-name="P6">No Audio When Pressing Buttons</text:p>
      <text:p text:style-name="P8">Check the volume control. There is a volume knob on the speaker amplifier near Arduino Board 1. Additionally, there is a small switch on the Arduino Board 2 that controls power to the SD card. Ensure the switch is enabled. </text:p>
      <text:p text:style-name="P8"/>
      <text:p text:style-name="P6">No Lights When Pressing Buttons</text:p>
      <text:p text:style-name="P8">Ensure the LED Lights are connected to power. There are multiple wires that flow through the model to provide power and data. Ensure these wires are in working condition.</text:p>
      <text:p text:style-name="P8"/>
      <text:h text:style-name="P11" text:outline-level="1">Programming </text:h>
      <text:p text:style-name="P9">Code located at https://github.com/arcanaworkshop</text:p>
      <text:p text:style-name="P3">There are two <text:span text:style-name="T1">Arduino Nano</text:span> boards. <text:span text:style-name="T1">Board </text:span>1 is the master and mainly controls all the <text:span text:style-name="T1">Leds and Button Input</text:span>. <text:span text:style-name="T1">Board 1 is</text:span> the master to control the slave <text:span text:style-name="T1">Arduino (Board 2)</text:span> <text:span text:style-name="T1">which controls audio playback</text:span>. <text:span text:style-name="T1">Board 2</text:span> uses the micro SD card breakout <text:span text:style-name="T1">board</text:span>. To program <text:span text:style-name="T1">Board 2,</text:span> the SD car must NOT be connected <text:span text:style-name="T1">to the board.</text:span> <text:span text:style-name="T1">T</text:span>he MISO/MISI connections with the usbtiny during programming <text:span text:style-name="T1">will cause the program upload to </text:span>fail. There is a switch on the circuit board that disables the SD card interface. Turn this off when <text:span text:style-name="T1">programming.</text:span> <text:span text:style-name="T1">Once programming is done, turn the switch back on. Otherwise, no audio files will play during operation.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1785b9" officeooo:paragraph-rsid="001785b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LandFill User Guid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7T20:38:06.523108845</meta:creation-date>
    <dc:date>2021-04-07T22:02:19.304828885</dc:date>
    <meta:editing-duration>PT1H10M56S</meta:editing-duration>
    <meta:editing-cycles>11</meta:editing-cycles>
    <meta:generator>LibreOffice/6.0.7.3$Linux_X86_64 LibreOffice_project/00m0$Build-3</meta:generator>
    <meta:document-statistic meta:table-count="0" meta:image-count="0" meta:object-count="0" meta:page-count="2" meta:paragraph-count="33" meta:word-count="527" meta:character-count="3193" meta:non-whitespace-character-count="2622"/>
  </office:meta>
</office:document-meta>
</file>